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D0889137DB803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10.919cm, 20.535cm, 8.4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799cm" svg:height="8.697cm" svg:x="0.101cm" svg:y="0.101cm">
          <draw:image xlink:href="Pictures/10000000000005E8000007E0AD0889137DB8032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47:58.303810169</dc:date>
    <meta:editing-duration>PT4M8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